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ole-draw-aspect="1"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65cm" svg:height="2.222cm" svg:x="5.862cm" svg:y="0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.273cm" svg:height="2.231cm" svg:x="0.2cm" svg:y="2.7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3.108cm" svg:height="2.231cm" svg:x="4.1cm" svg:y="2.76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105cm" svg:height="2.231cm" svg:x="8.895cm" svg:y="2.73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3.13cm" svg:height="2.231cm" svg:x="13.57cm" svg:y="2.66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2.6cm" svg:y1="3.769cm" svg:x2="3.9cm" svg:y2="3.769cm">
          <text:p/>
        </draw:line>
        <draw:line draw:style-name="gr2" draw:text-style-name="P1" draw:layer="layout" svg:x1="7.4cm" svg:y1="3.769cm" svg:x2="8.7cm" svg:y2="3.769cm">
          <text:p/>
        </draw:line>
        <draw:line draw:style-name="gr2" draw:text-style-name="P1" draw:layer="layout" svg:x1="12.1cm" svg:y1="3.769cm" svg:x2="13.4cm" svg:y2="3.7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hony Gégo</meta:initial-creator>
    <meta:creation-date>2013-10-06T16:14:51.426707497</meta:creation-date>
    <dc:date>2013-10-06T16:39:03.827374675</dc:date>
    <dc:creator>Anthony Gégo</dc:creator>
    <meta:editing-duration>PT9M2S</meta:editing-duration>
    <meta:editing-cycles>1</meta:editing-cycles>
    <meta:document-statistic meta:object-count="8"/>
    <meta:generator>LibreOffice/4.1.2.2$Linux_X86_64 LibreOffice_project/410$Build-2</meta:generator>
  </office:meta>
</office:document-meta>
</file>

<file path=Object 1/content.xml><?xml version="1.0" encoding="utf-8"?>
<math xmlns="http://www.w3.org/1998/Math/MathML">
  <semantics>
    <mrow>
      <mrow>
        <mstyle mathsize="200%">
          <mrow>
            <mfenced open="(" close=")">
              <mrow>
                <mtable>
                  <mtr>
                    <mtd>
                      <mrow>
                        <mn>1</mn>
                      </mrow>
                    </mtd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4</mn>
                      </mrow>
                    </mtd>
                  </mtr>
                </mtable>
              </mrow>
            </mfenced>
          </mrow>
        </mstyle>
        <mo stretchy="false">∗</mo>
        <mstyle mathsize="200%">
          <mrow>
            <mfenced open="(" close=")">
              <mrow>
                <mtable>
                  <mtr>
                    <mtd>
                      <mrow>
                        <mn>5</mn>
                      </mrow>
                    </mtd>
                    <mtd>
                      <mrow>
                        <mn>6</mn>
                      </mrow>
                    </mtd>
                  </mtr>
                  <mtr>
                    <mtd>
                      <mrow>
                        <mn>7</mn>
                      </mrow>
                    </mtd>
                    <mtd>
                      <mrow>
                        <mn>8</mn>
                      </mrow>
                    </mtd>
                  </mtr>
                </mtable>
              </mrow>
            </mfenced>
          </mrow>
        </mstyle>
      </mrow>
    </mrow>
    <annotation encoding="StarMath 5.0">size *2 left( matrix{1#2##3#4} right) *  size *2 left( matrix{5#6##7#8} right)
</annotation>
  </semantics>
</math>
</file>

<file path=Object 3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5</mn>
                    </mrow>
                  </mtd>
                  <mtd>
                    <mrow>
                      <mn>6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</mtable>
            </mrow>
          </mfenced>
        </mrow>
      </mstyle>
    </mrow>
    <annotation encoding="StarMath 5.0">size *2 left( matrix{5#6##0#0} right)</annotation>
  </semantics>
</math>
</file>

<file path=Object 5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19</mn>
                    </mrow>
                  </mtd>
                  <mtd>
                    <mrow>
                      <mn>22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</mtable>
            </mrow>
          </mfenced>
        </mrow>
      </mstyle>
    </mrow>
    <annotation encoding="StarMath 5.0">size *2 left( matrix{19#22##0#0} right)</annotation>
  </semantics>
</math>
</file>

<file path=Object 7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19</mn>
                    </mrow>
                  </mtd>
                  <mtd>
                    <mrow>
                      <mn>22</mn>
                    </mrow>
                  </mtd>
                </mtr>
                <mtr>
                  <mtd>
                    <mrow>
                      <mn>15</mn>
                    </mrow>
                  </mtd>
                  <mtd>
                    <mrow>
                      <mn>18</mn>
                    </mrow>
                  </mtd>
                </mtr>
              </mtable>
            </mrow>
          </mfenced>
        </mrow>
      </mstyle>
    </mrow>
    <annotation encoding="StarMath 5.0">size *2 left( matrix{19#22##15#18} right)</annotation>
  </semantics>
</math>
</file>

<file path=Object 9/content.xml><?xml version="1.0" encoding="utf-8"?>
<math xmlns="http://www.w3.org/1998/Math/MathML">
  <semantics>
    <mrow>
      <mstyle mathsize="200%">
        <mrow>
          <mfenced open="(" close=")">
            <mrow>
              <mtable>
                <mtr>
                  <mtd>
                    <mrow>
                      <mn>19</mn>
                    </mrow>
                  </mtd>
                  <mtd>
                    <mrow>
                      <mn>22</mn>
                    </mrow>
                  </mtd>
                </mtr>
                <mtr>
                  <mtd>
                    <mrow>
                      <mn>43</mn>
                    </mrow>
                  </mtd>
                  <mtd>
                    <mrow>
                      <mn>50</mn>
                    </mrow>
                  </mtd>
                </mtr>
              </mtable>
            </mrow>
          </mfenced>
        </mrow>
      </mstyle>
    </mrow>
    <annotation encoding="StarMath 5.0">size *2 left( matrix{19#22##43#50
} right)</annotation>
  </semantics>
</math>
</file>